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00000000F4CE678D1.png"/>
  <manifest:file-entry manifest:media-type="" manifest:full-path="Pictures/200000060000318B0000354246B6CA3A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175cm"/>
    </style:style>
    <style:style style:name="gr3" style:family="graphic" style:parent-style-name="standard">
      <style:graphic-properties draw:stroke="none" svg:stroke-color="#000000" draw:fill="none" draw:fill-color="#ffffff" fo:min-height="5.08cm"/>
    </style:style>
    <style:style style:name="gr4" style:family="graphic" style:parent-style-name="standard">
      <style:graphic-properties draw:stroke="none" svg:stroke-color="#000000" draw:fill="none" draw:fill-color="#ffffff" fo:min-height="3.81cm"/>
    </style:style>
    <style:style style:name="gr5" style:family="graphic" style:parent-style-name="standard">
      <style:graphic-properties draw:stroke="none" svg:stroke-color="#000000" draw:fill="none" draw:fill-color="#ffffff" fo:min-height="4.445cm"/>
    </style:style>
    <style:style style:name="gr6" style:family="graphic" style:parent-style-name="standard">
      <style:graphic-properties draw:stroke="none" svg:stroke-color="#000000" draw:fill="none" draw:fill-color="#ffffff" fo:min-height="5.18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57cm" fo:min-width="21.719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99ccff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DejaVu Sans'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P4" style:family="paragraph">
      <style:paragraph-properties fo:text-align="start"/>
      <style:text-properties fo:font-family="'DejaVu Sans'" style:font-family-generic="swiss" style:font-pitch="variable" fo:font-size="16pt" style:font-size-asian="18pt" style:font-size-complex="18pt"/>
    </style:style>
    <style:style style:name="P5" style:family="paragraph">
      <style:paragraph-properties fo:text-align="end">
        <style:tab-stops/>
      </style:paragraph-properties>
    </style:style>
    <style:style style:name="P6" style:family="paragraph">
      <style:paragraph-properties fo:text-align="end">
        <style:tab-stops/>
      </style:paragraph-properties>
      <style:text-properties fo:font-family="'DejaVu Sans'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line-height="100%" fo:text-align="center"/>
      <style:text-properties fo:font-family="monofur" style:font-pitch="fixed" fo:font-size="18pt" fo:font-weight="bold" style:font-size-asian="18pt" style:font-size-complex="18pt"/>
    </style:style>
    <style:style style:name="P10" style:family="paragraph">
      <style:paragraph-properties fo:line-height="150%" fo:text-align="center"/>
    </style:style>
    <style:style style:name="P11" style:family="paragraph">
      <style:paragraph-properties fo:line-height="150%" fo:text-align="center"/>
      <style:text-properties fo:font-family="'DejaVu Sans'" style:font-family-generic="swiss" style:font-pitch="variable" fo:font-size="20pt" fo:font-weight="bold" style:font-size-asian="20pt" style:font-size-complex="20pt"/>
    </style:style>
    <style:style style:name="P12" style:family="paragraph">
      <style:paragraph-properties fo:text-align="start"/>
      <style:text-properties fo:font-family="'DejaVu Sans Condensed'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family="'DejaVu Sans'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T2" style:family="text">
      <style:text-properties fo:font-family="'DejaVu Sans'" style:font-family-generic="swiss" style:font-pitch="variable" fo:font-size="16pt" fo:font-weight="normal" style:font-size-asian="18pt" style:font-weight-asian="normal" style:font-size-complex="18pt" style:font-weight-complex="normal"/>
    </style:style>
    <style:style style:name="T3" style:family="text">
      <style:text-properties fo:font-family="'DejaVu Sans'" style:font-family-generic="swiss" style:font-pitch="variable" fo:font-size="16pt" style:font-size-asian="18pt" style:font-size-complex="18pt"/>
    </style:style>
    <style:style style:name="T4" style:family="text">
      <style:text-properties style:use-window-font-color="true" style:text-outline="false" style:text-line-through-style="none" fo:font-family="monofur" style:font-pitch="fixed" fo:font-size="18pt" fo:font-style="normal" fo:text-shadow="none" style:text-underline-style="none" fo:font-weight="bold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monofur" style:font-pitch="fixed" fo:font-size="15pt" fo:font-style="normal" fo:text-shadow="none" style:text-underline-style="none" fo:font-weight="bold" style:letter-kerning="true" style:font-family-asian="SimSun" style:font-family-generic-asian="system" style:font-pitch-asian="variable" style:font-size-asian="15pt" style:font-style-asian="normal" style:font-weight-asian="normal" style:font-family-complex="Tahoma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monofur" style:font-pitch="fixed" fo:font-size="15pt" fo:font-style="normal" fo:text-shadow="none" style:text-underline-style="none" fo:font-weight="bold" style:letter-kerning="true" style:font-family-asian="SimSun" style:font-family-generic-asian="system" style:font-pitch-asian="variable" style:font-size-asian="15pt" style:font-style-asian="normal" style:font-weight-asian="bold" style:font-family-complex="Tahoma" style:font-family-generic-complex="system" style:font-pitch-complex="variable" style:font-size-complex="15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family="'DejaVu Sans'" style:font-family-generic="swiss" style:font-pitch="variable" fo:font-size="20pt" fo:font-weight="bold" style:font-size-asian="20pt" style:font-size-complex="20pt"/>
    </style:style>
    <style:style style:name="T8" style:family="text">
      <style:text-properties fo:font-family="'DejaVu Sans Condensed'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682cm" svg:height="13.633cm" svg:x="6.099cm" svg:y="3.243cm">
          <draw:image xlink:href="Pictures/200000060000318B0000354246B6CA3A.svm" xlink:type="simple" xlink:show="embed" xlink:actuate="onLoad">
            <text:p/>
          </draw:image>
        </draw:frame>
        <draw:frame draw:style-name="gr2" draw:text-style-name="P3" draw:layer="layout" svg:width="6.35cm" svg:height="5.499cm" svg:x="19.996cm" svg:y="7.43cm">
          <draw:text-box>
            <text:p text:style-name="P2"><text:span text:style-name="T1">Mercury</text:span><text:span text:style-name="T2"> is found in light bulbs in flat-panel displays, switches, and printed circuit boards; it has been linked to brain and kidney damage.</text:span></text:p>
          </draw:text-box>
        </draw:frame>
        <draw:frame draw:style-name="gr3" draw:text-style-name="P4" draw:layer="layout" svg:width="7.103cm" svg:height="6.155cm" svg:x="19.305cm" svg:y="13.355cm">
          <draw:text-box>
            <text:p text:style-name="P2"><text:span text:style-name="T3">Up to 13 pounds of </text:span><text:span text:style-name="T1">Plastics</text:span><text:span text:style-name="T2"> are contained in an average computer. </text:span><text:span text:style-name="T1">Dioxin</text:span><text:span text:style-name="T2"> can be formed when PVC is burned. Once combined, plastics are difficult to separate and recycle.</text:span></text:p>
          </draw:text-box>
        </draw:frame>
        <draw:frame draw:style-name="gr4" draw:text-style-name="P6" draw:layer="layout" svg:width="5.34cm" svg:height="4.06cm" svg:x="0.7cm" svg:y="6.715cm">
          <draw:text-box>
            <text:p text:style-name="P5"><text:span text:style-name="T1">Beryllium</text:span><text:span text:style-name="T2">, a carcinogen, is found on motherboards and connectors.</text:span></text:p>
          </draw:text-box>
        </draw:frame>
        <draw:frame draw:style-name="gr5" draw:text-style-name="P6" draw:layer="layout" svg:width="6.985cm" svg:height="4.695cm" svg:x="0.603cm" svg:y="1.635cm">
          <draw:text-box>
            <text:p text:style-name="P5"><text:span text:style-name="T1">Cadmium</text:span><text:span text:style-name="T2">, found in resistors, infrared detectors, and semiconductors, is linked to kidney and bone damage.</text:span></text:p>
          </draw:text-box>
        </draw:frame>
        <draw:frame draw:style-name="gr6" draw:text-style-name="P3" draw:layer="layout" svg:width="7.649cm" svg:height="5.499cm" svg:x="19.143cm" svg:y="1.535cm">
          <draw:text-box>
            <text:p text:style-name="P2"><text:span text:style-name="T1">Lead</text:span><text:span text:style-name="T2">, of which CRTs contain up to 8 pounds, and which is also used in solder, damages kidneys, the nervous and reproductive systems, and inhibits brain development in children.</text:span></text:p>
          </draw:text-box>
        </draw:frame>
        <draw:frame draw:style-name="gr7" draw:text-style-name="P6" draw:layer="layout" svg:width="6.544cm" svg:height="5.507cm" svg:x="1.242cm" svg:y="12.725cm">
          <draw:text-box>
            <text:p text:style-name="P5"><text:span text:style-name="T1">Hexavalent Chromium</text:span><text:span text:style-name="T2">, used to strengthen and prevent corrosion in steel components, can cause asthmatic bronchitis and DNA damage.</text:span></text:p>
          </draw:text-box>
        </draw:frame>
        <draw:line draw:style-name="gr8" draw:text-style-name="P1" draw:layer="layout" svg:x1="19.178cm" svg:y1="4.49cm" svg:x2="12.523cm" svg:y2="6.577cm">
          <text:p/>
        </draw:line>
        <draw:line draw:style-name="gr8" draw:text-style-name="P1" draw:layer="layout" svg:x1="7.404cm" svg:y1="4.371cm" svg:x2="9.727cm" svg:y2="4.765cm">
          <text:p/>
        </draw:line>
        <draw:line draw:style-name="gr8" draw:text-style-name="P1" draw:layer="layout" svg:x1="5.907cm" svg:y1="8.191cm" svg:x2="8.427cm" svg:y2="7.798cm">
          <text:p/>
        </draw:line>
        <draw:line draw:style-name="gr8" draw:text-style-name="P1" draw:layer="layout" svg:x1="20.05cm" svg:y1="9.755cm" svg:x2="17.76cm" svg:y2="10.7cm">
          <text:p/>
        </draw:line>
        <draw:line draw:style-name="gr8" draw:text-style-name="P1" draw:layer="layout" svg:x1="19.375cm" svg:y1="16.737cm" svg:x2="16.973cm" svg:y2="15.477cm">
          <text:p/>
        </draw:line>
        <draw:line draw:style-name="gr8" draw:text-style-name="P1" draw:layer="layout" svg:x1="19.454cm" svg:y1="17.446cm" svg:x2="12.208cm" svg:y2="16.146cm">
          <text:p/>
        </draw:line>
        <draw:line draw:style-name="gr8" draw:text-style-name="P1" draw:layer="layout" svg:x1="7.246cm" svg:y1="16.243cm" svg:x2="9.136cm" svg:y2="15.652cm">
          <text:p/>
        </draw:line>
        <draw:rect draw:style-name="gr9" draw:text-style-name="P9" draw:layer="layout" svg:width="10.448cm" svg:height="1.81cm" svg:x="8.146cm" svg:y="18.78cm">
          <text:p text:style-name="P7"><text:span text:style-name="T4">FREE GEEK TWIN CITIES</text:span></text:p>
          <text:p text:style-name="P7"><text:span text:style-name="T5">3405 Chicago Ave. S, Minneapolis</text:span></text:p>
          <text:p text:style-name="P8"><text:span text:style-name="T6">612.293.7339 | freegeektwincities.org</text:span></text:p>
        </draw:rect>
        <draw:line draw:style-name="gr8" draw:text-style-name="P1" draw:layer="layout" svg:x1="19.296cm" svg:y1="5.592cm" svg:x2="15.713cm" svg:y2="9.451cm">
          <text:p/>
        </draw:line>
        <draw:rect draw:style-name="gr9" draw:text-style-name="P11" draw:layer="measurelines" svg:width="9.347cm" svg:height="1.56cm" svg:x="8.576cm" svg:y="1cm">
          <text:p text:style-name="P10"><text:span text:style-name="T7">COMPUTER TOXINS</text:span></text:p>
        </draw:rect>
        <draw:frame draw:style-name="gr10" draw:text-style-name="P12" draw:layer="layout" svg:width="4.12cm" svg:height="1.073cm" svg:x="1cm" svg:y="19.517cm">
          <draw:text-box>
            <text:p text:style-name="P12"><text:span text:style-name="T8">Image credit: Gustavb </text:span></text:p>
            <text:p text:style-name="P12"><text:span text:style-name="T8">(Wikimedia Commons) </text:span></text:p>
          </draw:text-box>
        </draw:frame>
        <draw:frame draw:style-name="gr1" draw:text-style-name="P1" draw:layer="layout" svg:width="2.362cm" svg:height="0.442cm" svg:x="24.578cm" svg:y="20.148cm">
          <draw:image xlink:href="Pictures/10000000000000500000000F4CE678D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ian Dunnette</meta:initial-creator>
    <meta:creation-date>2010-04-29T10:31:32</meta:creation-date>
    <meta:editing-cycles>22</meta:editing-cycles>
    <meta:editing-duration>PT01H57M59S</meta:editing-duration>
    <meta:keyword>e-waste computer recycling reuse</meta:keyword>
    <dc:title>Free Geek Twin Cities: Computer Toxins</dc:title>
    <dc:date>2010-04-30T10:28:52</dc:date>
    <dc:creator>Brian Dunnette</dc:creator>
    <meta:generator>OpenOffice.org/3.2$Unix OpenOffice.org_project/320m12$Build-9483</meta:generator>
    <meta:document-statistic meta:object-count="19"/>
    <meta:user-defined meta:name="Date completed" meta:value-type="date">2010-04-30T00:00:00</meta:user-defined>
    <meta:user-defined meta:name="E-Mail">info@freegeektwincities.org</meta:user-defined>
    <meta:user-defined meta:name="Editor">Jeff Wechter</meta:user-defined>
    <meta:user-defined meta:name="Typist">Brian Dunnette</meta:user-defined>
    <meta:user-defined meta:name="URL">http://freegeektwincities.org</meta:user-defined>
  </office:meta>
</office:document-meta>
</file>